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language="en" fo:country="US" officeooo:rsid="0004a805" officeooo:paragraph-rsid="002ab085"/>
    </style:style>
    <style:style style:name="P2" style:family="paragraph" style:parent-style-name="Standard">
      <style:text-properties fo:language="en" fo:country="US" officeooo:rsid="0004a805" officeooo:paragraph-rsid="00498a3b"/>
    </style:style>
    <style:style style:name="P3" style:family="paragraph" style:parent-style-name="Standard">
      <style:text-properties fo:language="en" fo:country="US" officeooo:rsid="0004a805" officeooo:paragraph-rsid="0014c079"/>
    </style:style>
    <style:style style:name="P4" style:family="paragraph" style:parent-style-name="Standard">
      <style:text-properties fo:language="en" fo:country="US" officeooo:rsid="0004a805" officeooo:paragraph-rsid="000e51fa"/>
    </style:style>
    <style:style style:name="P5" style:family="paragraph" style:parent-style-name="Standard">
      <style:text-properties fo:language="en" fo:country="US" officeooo:rsid="0004a805" officeooo:paragraph-rsid="000c7895"/>
    </style:style>
    <style:style style:name="P6" style:family="paragraph" style:parent-style-name="Standard">
      <style:text-properties fo:language="en" fo:country="US" officeooo:rsid="0004a805" officeooo:paragraph-rsid="0004a805"/>
    </style:style>
    <style:style style:name="P7" style:family="paragraph" style:parent-style-name="Standard">
      <style:text-properties fo:language="en" fo:country="US" officeooo:rsid="0004a805" officeooo:paragraph-rsid="00744d5e"/>
    </style:style>
    <style:style style:name="P8" style:family="paragraph" style:parent-style-name="Standard">
      <style:text-properties fo:language="en" fo:country="US" officeooo:rsid="0004a805" officeooo:paragraph-rsid="0075b27c"/>
    </style:style>
    <style:style style:name="P9" style:family="paragraph" style:parent-style-name="Standard">
      <style:text-properties fo:language="en" fo:country="US" officeooo:rsid="0004a805" officeooo:paragraph-rsid="00782496"/>
    </style:style>
    <style:style style:name="P10" style:family="paragraph" style:parent-style-name="Standard">
      <style:text-properties fo:language="en" fo:country="US" officeooo:rsid="00281285" officeooo:paragraph-rsid="002ec6c7"/>
    </style:style>
    <style:style style:name="P11" style:family="paragraph" style:parent-style-name="Standard">
      <style:text-properties fo:language="en" fo:country="US" officeooo:rsid="0030afd1" officeooo:paragraph-rsid="0030afd1"/>
    </style:style>
    <style:style style:name="P12" style:family="paragraph" style:parent-style-name="Standard">
      <style:text-properties fo:language="en" fo:country="US" officeooo:rsid="0030afd1" officeooo:paragraph-rsid="0090e223"/>
    </style:style>
    <style:style style:name="P13" style:family="paragraph" style:parent-style-name="Standard">
      <style:text-properties fo:language="en" fo:country="US" officeooo:rsid="003dafcd" officeooo:paragraph-rsid="003f2e5f"/>
    </style:style>
    <style:style style:name="P14" style:family="paragraph" style:parent-style-name="Standard">
      <style:text-properties fo:language="en" fo:country="US" fo:font-style="normal" officeooo:rsid="00192d08" officeooo:paragraph-rsid="0020008e" style:font-style-asian="normal" style:font-style-complex="normal"/>
    </style:style>
    <style:style style:name="P15" style:family="paragraph" style:parent-style-name="Standard">
      <style:text-properties fo:language="en" fo:country="US" fo:font-style="normal" officeooo:rsid="0020008e" officeooo:paragraph-rsid="001827a5" style:font-style-asian="normal" style:font-style-complex="normal"/>
    </style:style>
    <style:style style:name="P16" style:family="paragraph" style:parent-style-name="Standard">
      <style:text-properties fo:language="en" fo:country="US" fo:font-style="normal" officeooo:rsid="0021f542" officeooo:paragraph-rsid="003f2e5f" style:font-style-asian="normal" style:font-style-complex="normal"/>
    </style:style>
    <style:style style:name="P17" style:family="paragraph" style:parent-style-name="Standard">
      <style:text-properties fo:language="en" fo:country="US" fo:font-style="normal" officeooo:rsid="0021f542" officeooo:paragraph-rsid="00498a3b" style:font-style-asian="normal" style:font-style-complex="normal"/>
    </style:style>
    <style:style style:name="P18" style:family="paragraph" style:parent-style-name="Standard">
      <style:text-properties fo:language="en" fo:country="US" fo:font-style="normal" officeooo:rsid="00060959" officeooo:paragraph-rsid="00419b75" style:font-style-asian="normal" style:font-style-complex="normal"/>
    </style:style>
    <style:style style:name="P19" style:family="paragraph" style:parent-style-name="Standard">
      <style:text-properties fo:language="en" fo:country="US" fo:font-style="normal" officeooo:rsid="004cf45e" officeooo:paragraph-rsid="005148cb" style:font-style-asian="normal" style:font-style-complex="normal"/>
    </style:style>
    <style:style style:name="P20" style:family="paragraph" style:parent-style-name="Standard">
      <style:text-properties fo:language="en" fo:country="US" fo:font-style="normal" officeooo:rsid="00152257" officeooo:paragraph-rsid="00782496" style:font-style-asian="normal" style:font-style-complex="normal"/>
    </style:style>
    <style:style style:name="P21" style:family="paragraph" style:parent-style-name="Standard">
      <style:text-properties fo:language="en" fo:country="US" fo:font-style="normal" officeooo:rsid="00792287" officeooo:paragraph-rsid="00792287" style:font-style-asian="normal" style:font-style-complex="normal"/>
    </style:style>
    <style:style style:name="P22" style:family="paragraph" style:parent-style-name="Standard">
      <style:text-properties fo:language="en" fo:country="US" fo:font-style="normal" officeooo:rsid="00334346" officeooo:paragraph-rsid="008d616e" style:font-style-asian="normal" style:font-style-complex="normal"/>
    </style:style>
    <style:style style:name="P23" style:family="paragraph" style:parent-style-name="Standard">
      <style:text-properties fo:language="en" fo:country="US" fo:font-style="normal" officeooo:rsid="003b87d5" officeooo:paragraph-rsid="003879f5" style:font-style-asian="normal" style:font-style-complex="normal"/>
    </style:style>
    <style:style style:name="P24" style:family="paragraph" style:parent-style-name="Standard">
      <style:text-properties fo:language="en" fo:country="US" officeooo:rsid="0015266b" officeooo:paragraph-rsid="0015266b"/>
    </style:style>
    <style:style style:name="P25" style:family="paragraph" style:parent-style-name="Standard">
      <style:text-properties fo:language="en" fo:country="US" officeooo:rsid="0014c079" officeooo:paragraph-rsid="0014c079"/>
    </style:style>
    <style:style style:name="P26" style:family="paragraph" style:parent-style-name="Standard">
      <style:text-properties fo:language="en" fo:country="US" officeooo:rsid="000d5b9c" officeooo:paragraph-rsid="000f0275"/>
    </style:style>
    <style:style style:name="P27" style:family="paragraph" style:parent-style-name="Standard">
      <style:text-properties fo:language="en" fo:country="US" officeooo:rsid="000d5b9c" officeooo:paragraph-rsid="001827a5"/>
    </style:style>
    <style:style style:name="P28" style:family="paragraph" style:parent-style-name="Standard">
      <style:text-properties fo:language="en" fo:country="US" officeooo:rsid="000d5b9c" officeooo:paragraph-rsid="000d5b9c"/>
    </style:style>
    <style:style style:name="P29" style:family="paragraph" style:parent-style-name="Standard">
      <style:text-properties fo:language="en" fo:country="US" officeooo:rsid="00152257" officeooo:paragraph-rsid="001827a5"/>
    </style:style>
    <style:style style:name="P30" style:family="paragraph" style:parent-style-name="Standard">
      <style:text-properties fo:language="en" fo:country="US" officeooo:rsid="001827a5" officeooo:paragraph-rsid="001827a5"/>
    </style:style>
    <style:style style:name="P31" style:family="paragraph" style:parent-style-name="Standard">
      <style:text-properties fo:language="en" fo:country="US" officeooo:rsid="000e51fa" officeooo:paragraph-rsid="0012caf2"/>
    </style:style>
    <style:style style:name="P32" style:family="paragraph" style:parent-style-name="Standard">
      <style:text-properties fo:language="en" fo:country="US" officeooo:rsid="0008727e" officeooo:paragraph-rsid="0009072e"/>
    </style:style>
    <style:style style:name="P33" style:family="paragraph" style:parent-style-name="Standard">
      <style:text-properties fo:language="en" fo:country="US" officeooo:rsid="0008727e" officeooo:paragraph-rsid="0008727e"/>
    </style:style>
    <style:style style:name="P34" style:family="paragraph" style:parent-style-name="Standard">
      <style:text-properties fo:language="en" fo:country="US" officeooo:rsid="0009072e" officeooo:paragraph-rsid="0009072e"/>
    </style:style>
    <style:style style:name="P35" style:family="paragraph" style:parent-style-name="Standard">
      <style:text-properties fo:language="en" fo:country="US" officeooo:rsid="00060959" officeooo:paragraph-rsid="0008727e"/>
    </style:style>
    <style:style style:name="P36" style:family="paragraph" style:parent-style-name="Standard">
      <style:text-properties fo:language="en" fo:country="US" officeooo:rsid="00060959" officeooo:paragraph-rsid="00060959"/>
    </style:style>
    <style:style style:name="P37" style:family="paragraph" style:parent-style-name="Standard">
      <style:text-properties fo:language="en" fo:country="US" officeooo:rsid="0006f91e" officeooo:paragraph-rsid="0008727e"/>
    </style:style>
    <style:style style:name="P38" style:family="paragraph" style:parent-style-name="Standard">
      <style:text-properties fo:language="en" fo:country="US" officeooo:rsid="004b573e" officeooo:paragraph-rsid="005148cb"/>
    </style:style>
    <style:style style:name="P39" style:family="paragraph" style:parent-style-name="Standard">
      <style:text-properties fo:language="en" fo:country="US" officeooo:rsid="0080a3c4" officeooo:paragraph-rsid="0082156d"/>
    </style:style>
    <style:style style:name="P40" style:family="paragraph" style:parent-style-name="Standard">
      <style:text-properties fo:language="en" fo:country="US" officeooo:rsid="0080a3c4" officeooo:paragraph-rsid="0083c58c"/>
    </style:style>
    <style:style style:name="P41" style:family="paragraph" style:parent-style-name="Standard">
      <style:text-properties fo:language="en" fo:country="US" officeooo:rsid="0080a3c4" officeooo:paragraph-rsid="008856ff"/>
    </style:style>
    <style:style style:name="P42" style:family="paragraph" style:parent-style-name="Standard">
      <style:text-properties fo:language="en" fo:country="US" officeooo:rsid="008a7cd7" officeooo:paragraph-rsid="008dbc3c"/>
    </style:style>
    <style:style style:name="P43" style:family="paragraph" style:parent-style-name="Standard">
      <style:text-properties fo:language="en" fo:country="US" officeooo:rsid="003879f5" officeooo:paragraph-rsid="008d616e"/>
    </style:style>
    <style:style style:name="P44" style:family="paragraph" style:parent-style-name="Standard">
      <style:text-properties fo:language="en" fo:country="US" officeooo:rsid="003879f5" officeooo:paragraph-rsid="0090e223"/>
    </style:style>
    <style:style style:name="P45" style:family="paragraph" style:parent-style-name="Heading_20_3">
      <style:text-properties officeooo:paragraph-rsid="008bcd3b"/>
    </style:style>
    <style:style style:name="P46" style:family="paragraph" style:parent-style-name="Standard">
      <style:text-properties fo:language="en" fo:country="US" officeooo:rsid="0082156d" officeooo:paragraph-rsid="0083c58c"/>
    </style:style>
    <style:style style:name="P47" style:family="paragraph" style:parent-style-name="Standard">
      <style:text-properties fo:language="en" fo:country="US" fo:font-style="normal" officeooo:rsid="008a7cd7" officeooo:paragraph-rsid="008dbc3c" style:font-style-asian="normal" style:font-style-complex="normal"/>
    </style:style>
    <style:style style:name="P48" style:family="paragraph" style:parent-style-name="Standard">
      <style:text-properties fo:language="en" fo:country="US" fo:font-style="normal" officeooo:rsid="008a7cd7" officeooo:paragraph-rsid="0083c58c" style:font-style-asian="normal" style:font-style-complex="normal"/>
    </style:style>
    <style:style style:name="P49" style:family="paragraph" style:parent-style-name="Standard">
      <style:text-properties fo:language="en" fo:country="US" fo:font-style="normal" officeooo:rsid="003b87d5" officeooo:paragraph-rsid="008d616e" style:font-style-asian="normal" style:font-style-complex="normal"/>
    </style:style>
    <style:style style:name="P50" style:family="paragraph" style:parent-style-name="Standard">
      <style:text-properties fo:language="en" fo:country="US" fo:font-style="normal" officeooo:rsid="00437ee3" officeooo:paragraph-rsid="003f2e5f" style:font-style-asian="normal" style:font-style-complex="normal"/>
    </style:style>
    <style:style style:name="P51" style:family="paragraph" style:parent-style-name="Standard">
      <style:text-properties fo:language="en" fo:country="US" fo:font-style="normal" officeooo:rsid="00152257" officeooo:paragraph-rsid="007d75e9" style:font-style-asian="normal" style:font-style-complex="normal"/>
    </style:style>
    <style:style style:name="P52" style:family="paragraph" style:parent-style-name="Standard">
      <style:text-properties fo:language="en" fo:country="US" fo:font-style="normal" officeooo:rsid="0055bdf6" officeooo:paragraph-rsid="009b7d7f" style:font-style-asian="normal" style:font-style-complex="normal"/>
    </style:style>
    <style:style style:name="P53" style:family="paragraph" style:parent-style-name="Standard">
      <style:text-properties fo:language="en" fo:country="US" fo:font-style="normal" officeooo:rsid="009b7d7f" officeooo:paragraph-rsid="009b7d7f" style:font-style-asian="normal" style:font-style-complex="normal"/>
    </style:style>
    <style:style style:name="P54" style:family="paragraph" style:parent-style-name="Standard">
      <style:text-properties fo:language="en" fo:country="US" fo:font-style="normal" officeooo:rsid="009b7d7f" officeooo:paragraph-rsid="009e88a6" style:font-style-asian="normal" style:font-style-complex="normal"/>
    </style:style>
    <style:style style:name="P55" style:family="paragraph" style:parent-style-name="Standard">
      <style:text-properties fo:language="en" fo:country="US" fo:font-style="normal" officeooo:rsid="009b7d7f" officeooo:paragraph-rsid="009fe451" style:font-style-asian="normal" style:font-style-complex="normal"/>
    </style:style>
    <style:style style:name="P56" style:family="paragraph" style:parent-style-name="Standard">
      <style:text-properties fo:language="en" fo:country="US" officeooo:rsid="000d5b9c" officeooo:paragraph-rsid="00100040"/>
    </style:style>
    <style:style style:name="P57" style:family="paragraph" style:parent-style-name="Standard">
      <style:text-properties fo:language="en" fo:country="US" officeooo:rsid="000d5b9c" officeooo:paragraph-rsid="007ca9e3"/>
    </style:style>
    <style:style style:name="P58" style:family="paragraph" style:parent-style-name="Standard">
      <style:text-properties fo:language="en" fo:country="US" officeooo:rsid="00152257" officeooo:paragraph-rsid="0095debd"/>
    </style:style>
    <style:style style:name="P59" style:family="paragraph" style:parent-style-name="Standard">
      <style:text-properties fo:language="en" fo:country="US" officeooo:rsid="00152257" officeooo:paragraph-rsid="00acbad9"/>
    </style:style>
    <style:style style:name="P60" style:family="paragraph" style:parent-style-name="Standard">
      <style:text-properties fo:language="en" fo:country="US" officeooo:rsid="00281285" officeooo:paragraph-rsid="00a3533a"/>
    </style:style>
    <style:style style:name="P61" style:family="paragraph" style:parent-style-name="Standard">
      <style:text-properties fo:language="en" fo:country="US" officeooo:rsid="0004a805" officeooo:paragraph-rsid="00744d5e"/>
    </style:style>
    <style:style style:name="P62" style:family="paragraph" style:parent-style-name="Standard">
      <style:text-properties fo:language="en" fo:country="US" officeooo:rsid="0004a805" officeooo:paragraph-rsid="00a5f861"/>
    </style:style>
    <style:style style:name="P63" style:family="paragraph" style:parent-style-name="Standard">
      <style:text-properties fo:language="en" fo:country="US" officeooo:rsid="00a6c142" officeooo:paragraph-rsid="00ab6693"/>
    </style:style>
    <style:style style:name="P64" style:family="paragraph" style:parent-style-name="Standard">
      <style:text-properties fo:language="en" fo:country="US" officeooo:rsid="00a6c142" officeooo:paragraph-rsid="00b1d079"/>
    </style:style>
    <style:style style:name="P65" style:family="paragraph" style:parent-style-name="Standard">
      <style:text-properties fo:language="en" fo:country="US" officeooo:rsid="00a6c142" officeooo:paragraph-rsid="00b3a826"/>
    </style:style>
    <style:style style:name="P66" style:family="paragraph" style:parent-style-name="Standard">
      <style:text-properties fo:language="en" fo:country="US" officeooo:rsid="00a6c142" officeooo:paragraph-rsid="00b3d215"/>
    </style:style>
    <style:style style:name="P67" style:family="paragraph" style:parent-style-name="Standard">
      <style:text-properties fo:language="en" fo:country="US" officeooo:rsid="00a6c142" officeooo:paragraph-rsid="00b58d78"/>
    </style:style>
    <style:style style:name="P68" style:family="paragraph" style:parent-style-name="Standard">
      <style:text-properties fo:language="en" fo:country="US" officeooo:rsid="00ad2cdd" officeooo:paragraph-rsid="00ad2cdd"/>
    </style:style>
    <style:style style:name="P69" style:family="paragraph" style:parent-style-name="Standard">
      <style:text-properties fo:language="en" fo:country="US" officeooo:rsid="00addac2" officeooo:paragraph-rsid="00addac2"/>
    </style:style>
    <style:style style:name="P70" style:family="paragraph" style:parent-style-name="Standard">
      <style:text-properties fo:language="en" fo:country="US" officeooo:rsid="00b58d78" officeooo:paragraph-rsid="00b58d78"/>
    </style:style>
    <style:style style:name="T1" style:family="text">
      <style:text-properties officeooo:rsid="0006f91e"/>
    </style:style>
    <style:style style:name="T2" style:family="text">
      <style:text-properties officeooo:rsid="0008727e"/>
    </style:style>
    <style:style style:name="T3" style:family="text">
      <style:text-properties officeooo:rsid="000c7895"/>
    </style:style>
    <style:style style:name="T4" style:family="text">
      <style:text-properties officeooo:rsid="000d5b9c"/>
    </style:style>
    <style:style style:name="T5" style:family="text">
      <style:text-properties officeooo:rsid="000e51fa"/>
    </style:style>
    <style:style style:name="T6" style:family="text">
      <style:text-properties officeooo:rsid="0015266b"/>
    </style:style>
    <style:style style:name="T7" style:family="text">
      <style:text-properties fo:font-style="italic" style:font-style-asian="italic" style:font-style-complex="italic"/>
    </style:style>
    <style:style style:name="T8" style:family="text">
      <style:text-properties fo:font-style="italic" officeooo:rsid="0015266b" style:font-style-asian="italic" style:font-style-complex="italic"/>
    </style:style>
    <style:style style:name="T9" style:family="text">
      <style:text-properties fo:font-style="italic" officeooo:rsid="0016f2e4" style:font-style-asian="italic" style:font-style-complex="italic"/>
    </style:style>
    <style:style style:name="T10" style:family="text">
      <style:text-properties fo:font-style="italic" officeooo:rsid="00192d08" style:font-style-asian="italic" style:font-style-complex="italic"/>
    </style:style>
    <style:style style:name="T11" style:family="text">
      <style:text-properties fo:font-style="italic" officeooo:rsid="0020008e" style:font-style-asian="italic" style:font-style-complex="italic"/>
    </style:style>
    <style:style style:name="T12" style:family="text">
      <style:text-properties fo:font-style="italic" officeooo:rsid="001a70ea" style:font-style-asian="italic" style:font-style-complex="italic"/>
    </style:style>
    <style:style style:name="T13" style:family="text">
      <style:text-properties fo:font-style="italic" officeooo:rsid="002ab085" style:font-style-asian="italic" style:font-style-complex="italic"/>
    </style:style>
    <style:style style:name="T14" style:family="text">
      <style:text-properties fo:font-style="italic" officeooo:rsid="002ec6c7" style:font-style-asian="italic" style:font-style-complex="italic"/>
    </style:style>
    <style:style style:name="T15" style:family="text">
      <style:text-properties fo:font-style="italic" officeooo:rsid="00334346" style:font-style-asian="italic" style:font-style-complex="italic"/>
    </style:style>
    <style:style style:name="T16" style:family="text">
      <style:text-properties fo:font-style="italic" officeooo:rsid="0035e169" style:font-style-asian="italic" style:font-style-complex="italic"/>
    </style:style>
    <style:style style:name="T17" style:family="text">
      <style:text-properties fo:font-style="italic" officeooo:rsid="0030afd1" style:font-style-asian="italic" style:font-style-complex="italic"/>
    </style:style>
    <style:style style:name="T18" style:family="text">
      <style:text-properties fo:font-style="italic" officeooo:rsid="000f0275" style:font-style-asian="italic" style:font-style-complex="italic"/>
    </style:style>
    <style:style style:name="T19" style:family="text">
      <style:text-properties fo:font-style="italic" officeooo:rsid="004cf45e" style:font-style-asian="italic" style:font-style-complex="italic"/>
    </style:style>
    <style:style style:name="T20" style:family="text">
      <style:text-properties fo:font-style="italic" officeooo:rsid="00579893" style:font-style-asian="italic" style:font-style-complex="italic"/>
    </style:style>
    <style:style style:name="T21" style:family="text">
      <style:text-properties fo:font-style="italic" officeooo:rsid="00606fc5" style:font-style-asian="italic" style:font-style-complex="italic"/>
    </style:style>
    <style:style style:name="T22" style:family="text">
      <style:text-properties fo:font-style="italic" officeooo:rsid="00615108" style:font-style-asian="italic" style:font-style-complex="italic"/>
    </style:style>
    <style:style style:name="T23" style:family="text">
      <style:text-properties fo:font-style="italic" officeooo:rsid="0075b27c" style:font-style-asian="italic" style:font-style-complex="italic"/>
    </style:style>
    <style:style style:name="T24" style:family="text">
      <style:text-properties fo:font-style="italic" officeooo:rsid="0021f542" style:font-style-asian="italic" style:font-style-complex="italic"/>
    </style:style>
    <style:style style:name="T25" style:family="text">
      <style:text-properties fo:font-style="italic" officeooo:rsid="00782496" style:font-style-asian="italic" style:font-style-complex="italic"/>
    </style:style>
    <style:style style:name="T26" style:family="text">
      <style:text-properties fo:font-style="italic" officeooo:rsid="007b144f" style:font-style-asian="italic" style:font-style-complex="italic"/>
    </style:style>
    <style:style style:name="T27" style:family="text">
      <style:text-properties fo:font-style="italic" officeooo:rsid="008fc892" style:font-style-asian="italic" style:font-style-complex="italic"/>
    </style:style>
    <style:style style:name="T28" style:family="text">
      <style:text-properties fo:font-style="italic" officeooo:rsid="0091d068" style:font-style-asian="italic" style:font-style-complex="italic"/>
    </style:style>
    <style:style style:name="T29" style:family="text">
      <style:text-properties fo:font-style="italic" officeooo:rsid="00a84aec" style:font-style-asian="italic" style:font-style-complex="italic"/>
    </style:style>
    <style:style style:name="T30" style:family="text">
      <style:text-properties fo:font-style="italic" officeooo:rsid="00b3d215" style:font-style-asian="italic" style:font-style-complex="italic"/>
    </style:style>
    <style:style style:name="T31" style:family="text">
      <style:text-properties fo:font-style="normal" style:font-style-asian="normal" style:font-style-complex="normal"/>
    </style:style>
    <style:style style:name="T32" style:family="text">
      <style:text-properties fo:font-style="normal" officeooo:rsid="00192d08" style:font-style-asian="normal" style:font-style-complex="normal"/>
    </style:style>
    <style:style style:name="T33" style:family="text">
      <style:text-properties fo:font-style="normal" officeooo:rsid="001a70ea" style:font-style-asian="normal" style:font-style-complex="normal"/>
    </style:style>
    <style:style style:name="T34" style:family="text">
      <style:text-properties fo:font-style="normal" officeooo:rsid="0020008e" style:font-style-asian="normal" style:font-style-complex="normal"/>
    </style:style>
    <style:style style:name="T35" style:family="text">
      <style:text-properties fo:font-style="normal" officeooo:rsid="00206b11" style:font-style-asian="normal" style:font-style-complex="normal"/>
    </style:style>
    <style:style style:name="T36" style:family="text">
      <style:text-properties fo:font-style="normal" officeooo:rsid="0021f542" style:font-style-asian="normal" style:font-style-complex="normal"/>
    </style:style>
    <style:style style:name="T37" style:family="text">
      <style:text-properties fo:font-style="normal" officeooo:rsid="00228650" style:font-style-asian="normal" style:font-style-complex="normal"/>
    </style:style>
    <style:style style:name="T38" style:family="text">
      <style:text-properties fo:font-style="normal" officeooo:rsid="00271035" style:font-style-asian="normal" style:font-style-complex="normal"/>
    </style:style>
    <style:style style:name="T39" style:family="text">
      <style:text-properties fo:font-style="normal" officeooo:rsid="002e03b0" style:font-style-asian="normal" style:font-style-complex="normal"/>
    </style:style>
    <style:style style:name="T40" style:family="text">
      <style:text-properties fo:font-style="normal" officeooo:rsid="002ec6c7" style:font-style-asian="normal" style:font-style-complex="normal"/>
    </style:style>
    <style:style style:name="T41" style:family="text">
      <style:text-properties fo:font-style="normal" officeooo:rsid="002d0738" style:font-style-asian="normal" style:font-style-complex="normal"/>
    </style:style>
    <style:style style:name="T42" style:family="text">
      <style:text-properties fo:font-style="normal" officeooo:rsid="003183ab" style:font-style-asian="normal" style:font-style-complex="normal"/>
    </style:style>
    <style:style style:name="T43" style:family="text">
      <style:text-properties fo:font-style="normal" officeooo:rsid="0016f2e4" style:font-style-asian="normal" style:font-style-complex="normal"/>
    </style:style>
    <style:style style:name="T44" style:family="text">
      <style:text-properties fo:font-style="normal" officeooo:rsid="00334346" style:font-style-asian="normal" style:font-style-complex="normal"/>
    </style:style>
    <style:style style:name="T45" style:family="text">
      <style:text-properties fo:font-style="normal" officeooo:rsid="003381aa" style:font-style-asian="normal" style:font-style-complex="normal"/>
    </style:style>
    <style:style style:name="T46" style:family="text">
      <style:text-properties fo:font-style="normal" officeooo:rsid="002ab085" style:font-style-asian="normal" style:font-style-complex="normal"/>
    </style:style>
    <style:style style:name="T47" style:family="text">
      <style:text-properties fo:font-style="normal" officeooo:rsid="0034ba37" style:font-style-asian="normal" style:font-style-complex="normal"/>
    </style:style>
    <style:style style:name="T48" style:family="text">
      <style:text-properties fo:font-style="normal" officeooo:rsid="0035e169" style:font-style-asian="normal" style:font-style-complex="normal"/>
    </style:style>
    <style:style style:name="T49" style:family="text">
      <style:text-properties fo:font-style="normal" officeooo:rsid="003a3591" style:font-style-asian="normal" style:font-style-complex="normal"/>
    </style:style>
    <style:style style:name="T50" style:family="text">
      <style:text-properties fo:font-style="normal" officeooo:rsid="0030afd1" style:font-style-asian="normal" style:font-style-complex="normal"/>
    </style:style>
    <style:style style:name="T51" style:family="text">
      <style:text-properties fo:font-style="normal" officeooo:rsid="003b87d5" style:font-style-asian="normal" style:font-style-complex="normal"/>
    </style:style>
    <style:style style:name="T52" style:family="text">
      <style:text-properties fo:font-style="normal" officeooo:rsid="003ca324" style:font-style-asian="normal" style:font-style-complex="normal"/>
    </style:style>
    <style:style style:name="T53" style:family="text">
      <style:text-properties fo:font-style="normal" officeooo:rsid="003f2e5f" style:font-style-asian="normal" style:font-style-complex="normal"/>
    </style:style>
    <style:style style:name="T54" style:family="text">
      <style:text-properties fo:font-style="normal" officeooo:rsid="000f0275" style:font-style-asian="normal" style:font-style-complex="normal"/>
    </style:style>
    <style:style style:name="T55" style:family="text">
      <style:text-properties fo:font-style="normal" officeooo:rsid="000c7895" style:font-style-asian="normal" style:font-style-complex="normal"/>
    </style:style>
    <style:style style:name="T56" style:family="text">
      <style:text-properties fo:font-style="normal" officeooo:rsid="000e51fa" style:font-style-asian="normal" style:font-style-complex="normal"/>
    </style:style>
    <style:style style:name="T57" style:family="text">
      <style:text-properties fo:font-style="normal" officeooo:rsid="00060959" style:font-style-asian="normal" style:font-style-complex="normal"/>
    </style:style>
    <style:style style:name="T58" style:family="text">
      <style:text-properties fo:font-style="normal" officeooo:rsid="00419b75" style:font-style-asian="normal" style:font-style-complex="normal"/>
    </style:style>
    <style:style style:name="T59" style:family="text">
      <style:text-properties fo:font-style="normal" officeooo:rsid="00437ee3" style:font-style-asian="normal" style:font-style-complex="normal"/>
    </style:style>
    <style:style style:name="T60" style:family="text">
      <style:text-properties fo:font-style="normal" officeooo:rsid="00443e25" style:font-style-asian="normal" style:font-style-complex="normal"/>
    </style:style>
    <style:style style:name="T61" style:family="text">
      <style:text-properties fo:font-style="normal" officeooo:rsid="0045e55d" style:font-style-asian="normal" style:font-style-complex="normal"/>
    </style:style>
    <style:style style:name="T62" style:family="text">
      <style:text-properties fo:font-style="normal" officeooo:rsid="004876c4" style:font-style-asian="normal" style:font-style-complex="normal"/>
    </style:style>
    <style:style style:name="T63" style:family="text">
      <style:text-properties fo:font-style="normal" officeooo:rsid="00498a3b" style:font-style-asian="normal" style:font-style-complex="normal"/>
    </style:style>
    <style:style style:name="T64" style:family="text">
      <style:text-properties fo:font-style="normal" officeooo:rsid="004cf45e" style:font-style-asian="normal" style:font-style-complex="normal"/>
    </style:style>
    <style:style style:name="T65" style:family="text">
      <style:text-properties fo:font-style="normal" officeooo:rsid="004e1b0c" style:font-style-asian="normal" style:font-style-complex="normal"/>
    </style:style>
    <style:style style:name="T66" style:family="text">
      <style:text-properties fo:font-style="normal" officeooo:rsid="004f21da" style:font-style-asian="normal" style:font-style-complex="normal"/>
    </style:style>
    <style:style style:name="T67" style:family="text">
      <style:text-properties fo:font-style="normal" officeooo:rsid="005148cb" style:font-style-asian="normal" style:font-style-complex="normal"/>
    </style:style>
    <style:style style:name="T68" style:family="text">
      <style:text-properties fo:font-style="normal" officeooo:rsid="005198ef" style:font-style-asian="normal" style:font-style-complex="normal"/>
    </style:style>
    <style:style style:name="T69" style:family="text">
      <style:text-properties fo:font-style="normal" officeooo:rsid="00534bda" style:font-style-asian="normal" style:font-style-complex="normal"/>
    </style:style>
    <style:style style:name="T70" style:family="text">
      <style:text-properties fo:font-style="normal" officeooo:rsid="0015266b" style:font-style-asian="normal" style:font-style-complex="normal"/>
    </style:style>
    <style:style style:name="T71" style:family="text">
      <style:text-properties fo:font-style="normal" officeooo:rsid="005f149c" style:font-style-asian="normal" style:font-style-complex="normal"/>
    </style:style>
    <style:style style:name="T72" style:family="text">
      <style:text-properties fo:font-style="normal" officeooo:rsid="00615108" style:font-style-asian="normal" style:font-style-complex="normal"/>
    </style:style>
    <style:style style:name="T73" style:family="text">
      <style:text-properties fo:font-style="normal" officeooo:rsid="006dea65" style:font-style-asian="normal" style:font-style-complex="normal"/>
    </style:style>
    <style:style style:name="T74" style:family="text">
      <style:text-properties fo:font-style="normal" officeooo:rsid="006e78b5" style:font-style-asian="normal" style:font-style-complex="normal"/>
    </style:style>
    <style:style style:name="T75" style:family="text">
      <style:text-properties fo:font-style="normal" officeooo:rsid="006f6570" style:font-style-asian="normal" style:font-style-complex="normal"/>
    </style:style>
    <style:style style:name="T76" style:family="text">
      <style:text-properties fo:font-style="normal" officeooo:rsid="007061cb" style:font-style-asian="normal" style:font-style-complex="normal"/>
    </style:style>
    <style:style style:name="T77" style:family="text">
      <style:text-properties fo:font-style="normal" officeooo:rsid="00714ec7" style:font-style-asian="normal" style:font-style-complex="normal"/>
    </style:style>
    <style:style style:name="T78" style:family="text">
      <style:text-properties fo:font-style="normal" officeooo:rsid="00732653" style:font-style-asian="normal" style:font-style-complex="normal"/>
    </style:style>
    <style:style style:name="T79" style:family="text">
      <style:text-properties fo:font-style="normal" officeooo:rsid="0075b27c" style:font-style-asian="normal" style:font-style-complex="normal"/>
    </style:style>
    <style:style style:name="T80" style:family="text">
      <style:text-properties fo:font-style="normal" officeooo:rsid="00782496" style:font-style-asian="normal" style:font-style-complex="normal"/>
    </style:style>
    <style:style style:name="T81" style:family="text">
      <style:text-properties fo:font-style="normal" officeooo:rsid="00792287" style:font-style-asian="normal" style:font-style-complex="normal"/>
    </style:style>
    <style:style style:name="T82" style:family="text">
      <style:text-properties fo:font-style="normal" officeooo:rsid="007b144f" style:font-style-asian="normal" style:font-style-complex="normal"/>
    </style:style>
    <style:style style:name="T83" style:family="text">
      <style:text-properties fo:font-style="normal" officeooo:rsid="008dbc3c" style:font-style-asian="normal" style:font-style-complex="normal"/>
    </style:style>
    <style:style style:name="T84" style:family="text">
      <style:text-properties fo:font-style="normal" officeooo:rsid="008f3f28" style:font-style-asian="normal" style:font-style-complex="normal"/>
    </style:style>
    <style:style style:name="T85" style:family="text">
      <style:text-properties fo:font-style="normal" officeooo:rsid="008fc892" style:font-style-asian="normal" style:font-style-complex="normal"/>
    </style:style>
    <style:style style:name="T86" style:family="text">
      <style:text-properties fo:font-style="normal" officeooo:rsid="0090e223" style:font-style-asian="normal" style:font-style-complex="normal"/>
    </style:style>
    <style:style style:name="T87" style:family="text">
      <style:text-properties fo:font-style="normal" officeooo:rsid="0095debd" style:font-style-asian="normal" style:font-style-complex="normal"/>
    </style:style>
    <style:style style:name="T88" style:family="text">
      <style:text-properties fo:font-style="normal" officeooo:rsid="009a3975" style:font-style-asian="normal" style:font-style-complex="normal"/>
    </style:style>
    <style:style style:name="T89" style:family="text">
      <style:text-properties fo:font-style="normal" officeooo:rsid="009fe451" style:font-style-asian="normal" style:font-style-complex="normal"/>
    </style:style>
    <style:style style:name="T90" style:family="text">
      <style:text-properties fo:font-style="normal" officeooo:rsid="00a15d63" style:font-style-asian="normal" style:font-style-complex="normal"/>
    </style:style>
    <style:style style:name="T91" style:family="text">
      <style:text-properties fo:font-style="normal" officeooo:rsid="00a3533a" style:font-style-asian="normal" style:font-style-complex="normal"/>
    </style:style>
    <style:style style:name="T92" style:family="text">
      <style:text-properties fo:font-style="normal" officeooo:rsid="00a5f861" style:font-style-asian="normal" style:font-style-complex="normal"/>
    </style:style>
    <style:style style:name="T93" style:family="text">
      <style:text-properties fo:font-style="normal" officeooo:rsid="00a84aec" style:font-style-asian="normal" style:font-style-complex="normal"/>
    </style:style>
    <style:style style:name="T94" style:family="text">
      <style:text-properties fo:font-style="normal" officeooo:rsid="00a9ff3a" style:font-style-asian="normal" style:font-style-complex="normal"/>
    </style:style>
    <style:style style:name="T95" style:family="text">
      <style:text-properties fo:font-style="normal" officeooo:rsid="00aabc91" style:font-style-asian="normal" style:font-style-complex="normal"/>
    </style:style>
    <style:style style:name="T96" style:family="text">
      <style:text-properties fo:font-style="normal" officeooo:rsid="00ab03a5" style:font-style-asian="normal" style:font-style-complex="normal"/>
    </style:style>
    <style:style style:name="T97" style:family="text">
      <style:text-properties fo:font-style="normal" officeooo:rsid="00ab6693" style:font-style-asian="normal" style:font-style-complex="normal"/>
    </style:style>
    <style:style style:name="T98" style:family="text">
      <style:text-properties fo:font-style="normal" officeooo:rsid="00acbad9" style:font-style-asian="normal" style:font-style-complex="normal"/>
    </style:style>
    <style:style style:name="T99" style:family="text">
      <style:text-properties fo:font-style="normal" officeooo:rsid="00addac2" style:font-style-asian="normal" style:font-style-complex="normal"/>
    </style:style>
    <style:style style:name="T100" style:family="text">
      <style:text-properties fo:font-style="normal" officeooo:rsid="00af3f18" style:font-style-asian="normal" style:font-style-complex="normal"/>
    </style:style>
    <style:style style:name="T101" style:family="text">
      <style:text-properties fo:font-style="normal" officeooo:rsid="00b1d079" style:font-style-asian="normal" style:font-style-complex="normal"/>
    </style:style>
    <style:style style:name="T102" style:family="text">
      <style:text-properties fo:font-style="normal" officeooo:rsid="00b3a826" style:font-style-asian="normal" style:font-style-complex="normal"/>
    </style:style>
    <style:style style:name="T103" style:family="text">
      <style:text-properties fo:font-style="normal" officeooo:rsid="00b3d215" style:font-style-asian="normal" style:font-style-complex="normal"/>
    </style:style>
    <style:style style:name="T104" style:family="text">
      <style:text-properties fo:font-style="normal" officeooo:rsid="000d5b9c" style:font-style-asian="normal" style:font-style-complex="normal"/>
    </style:style>
    <style:style style:name="T105" style:family="text">
      <style:text-properties fo:font-style="normal" officeooo:rsid="00606fc5" style:font-style-asian="normal" style:font-style-complex="normal"/>
    </style:style>
    <style:style style:name="T106" style:family="text">
      <style:text-properties fo:font-style="normal" officeooo:rsid="00b58d78" style:font-style-asian="normal" style:font-style-complex="normal"/>
    </style:style>
    <style:style style:name="T107" style:family="text">
      <style:text-properties officeooo:rsid="001a70ea"/>
    </style:style>
    <style:style style:name="T108" style:family="text">
      <style:text-properties style:text-position="super 58%" fo:font-style="normal" officeooo:rsid="001a70ea" style:font-style-asian="normal" style:font-style-complex="normal"/>
    </style:style>
    <style:style style:name="T109" style:family="text">
      <style:text-properties style:text-position="0% 100%" fo:font-style="normal" officeooo:rsid="001a70ea" style:font-style-asian="normal" style:font-style-complex="normal"/>
    </style:style>
    <style:style style:name="T110" style:family="text">
      <style:text-properties officeooo:rsid="001ba0e2"/>
    </style:style>
    <style:style style:name="T111" style:family="text">
      <style:text-properties officeooo:rsid="002ab085"/>
    </style:style>
    <style:style style:name="T112" style:family="text">
      <style:text-properties officeooo:rsid="0004a805"/>
    </style:style>
    <style:style style:name="T113" style:family="text">
      <style:text-properties officeooo:rsid="002cb00c"/>
    </style:style>
    <style:style style:name="T114" style:family="text">
      <style:text-properties officeooo:rsid="002d0738"/>
    </style:style>
    <style:style style:name="T115" style:family="text">
      <style:text-properties officeooo:rsid="002ec6c7"/>
    </style:style>
    <style:style style:name="T116" style:family="text">
      <style:text-properties officeooo:rsid="00334346"/>
    </style:style>
    <style:style style:name="T117" style:family="text">
      <style:text-properties officeooo:rsid="0034ba37"/>
    </style:style>
    <style:style style:name="T118" style:family="text">
      <style:text-properties officeooo:rsid="0045e55d"/>
    </style:style>
    <style:style style:name="T119" style:family="text">
      <style:text-properties officeooo:rsid="00598237"/>
    </style:style>
    <style:style style:name="T120" style:family="text">
      <style:text-properties officeooo:rsid="005ac0fb"/>
    </style:style>
    <style:style style:name="T121" style:family="text">
      <style:text-properties officeooo:rsid="00606fc5"/>
    </style:style>
    <style:style style:name="T122" style:family="text">
      <style:text-properties officeooo:rsid="006b651c"/>
    </style:style>
    <style:style style:name="T123" style:family="text">
      <style:text-properties fo:color="#000000" fo:font-style="normal" style:font-style-asian="normal" style:font-style-complex="normal"/>
    </style:style>
    <style:style style:name="T124" style:family="text">
      <style:text-properties officeooo:rsid="007120b4"/>
    </style:style>
    <style:style style:name="T125" style:family="text">
      <style:text-properties officeooo:rsid="00714ec7"/>
    </style:style>
    <style:style style:name="T126" style:family="text">
      <style:text-properties officeooo:rsid="00744d5e"/>
    </style:style>
    <style:style style:name="T127" style:family="text">
      <style:text-properties officeooo:rsid="0075b27c"/>
    </style:style>
    <style:style style:name="T128" style:family="text">
      <style:text-properties officeooo:rsid="00782496"/>
    </style:style>
    <style:style style:name="T129" style:family="text">
      <style:text-properties officeooo:rsid="0086786a"/>
    </style:style>
    <style:style style:name="T130" style:family="text">
      <style:text-properties officeooo:rsid="0089e46c"/>
    </style:style>
    <style:style style:name="T131" style:family="text">
      <style:text-properties officeooo:rsid="008f3f28"/>
    </style:style>
    <style:style style:name="T132" style:family="text">
      <style:text-properties officeooo:rsid="008fc892"/>
    </style:style>
    <style:style style:name="T133" style:family="text">
      <style:text-properties officeooo:rsid="0090e223"/>
    </style:style>
    <style:style style:name="T134" style:family="text">
      <style:text-properties officeooo:rsid="0091d068"/>
    </style:style>
    <style:style style:name="T135" style:family="text">
      <style:text-properties officeooo:rsid="009cb890"/>
    </style:style>
    <style:style style:name="T136" style:family="text">
      <style:text-properties officeooo:rsid="009e88a6"/>
    </style:style>
    <style:style style:name="T137" style:family="text">
      <style:text-properties officeooo:rsid="009fe451"/>
    </style:style>
    <style:style style:name="T138" style:family="text">
      <style:text-properties officeooo:rsid="00a84aec"/>
    </style:style>
    <style:style style:name="T139" style:family="text">
      <style:text-properties officeooo:rsid="00aabc91"/>
    </style:style>
    <style:style style:name="T140" style:family="text">
      <style:text-properties officeooo:rsid="00ad282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41">The <text:span text:style-name="T130">extent</text:span> of Eukaryotic genomes and cumulative <text:span text:style-name="T130">reads</text:span> <text:span text:style-name="T130">produced by</text:span> next generation sequencers<text:span text:style-name="T129"> slacken common steps required for analysis. Often one of the first steps, alignment, can take, dependent on the size of an experiment, up to days or weeks.</text:span></text:p>
      <text:p text:style-name="P39"/>
      <text:p text:style-name="P46">Current common aligners, such as BWA and bowtie, rely on a the Burrows-Wheeler transformation, which uses a suffix sorting algorithm, a pattern ordering algorithm, that decreases memory requirements and has already increased alignment severely in the last decade. Still, there is room for improvement and therefore an alternative approach to an old strategy will be proposed in this document. </text:p>
      <text:p text:style-name="P40"/>
      <text:p text:style-name="P42">The strategy is a <text:span text:style-name="T7">k</text:span><text:span text:style-name="T31">-mer based lookup table, for a </text:span><text:span text:style-name="T92">su</text:span><text:span text:style-name="T98">fficient</text:span><text:span text:style-name="T92"> </text:span><text:span text:style-name="T31">subset of </text:span><text:span text:style-name="T84">on genome occurring </text:span><text:span text:style-name="T7">k</text:span><text:span text:style-name="T31">-mers t</text:span><text:span text:style-name="T92">o</text:span><text:span text:style-name="T31"> </text:span><text:span text:style-name="T92">enable</text:span><text:span text:style-name="T31"> mapping. </text:span><text:span text:style-name="T92">Such</text:span><text:span text:style-name="T31"> a hash table, </text:span><text:span text:style-name="T92">is</text:span><text:span text:style-name="T89"> not particularly new, </text:span><text:span text:style-name="T31">but the strategy </text:span><text:span text:style-name="T84">here </text:span><text:span text:style-name="T31">is to process and store information associated per key in such a way that as many keys as possible can be used for mapping. </text:span><text:span text:style-name="T84">T</text:span><text:span text:style-name="T31">he </text:span><text:span text:style-name="T7">k</text:span><text:span text:style-name="T31">-mer length </text:span><text:span text:style-name="T90">is to </text:span><text:span text:style-name="T84">remain</text:span><text:span text:style-name="T31"> short and the required information associated per key small, to keep the required computer memory </text:span><text:span text:style-name="T84">as </text:span><text:span text:style-name="T31">low </text:span><text:span text:style-name="T84">as possible</text:span><text:span text:style-name="T31">. </text:span></text:p>
      <text:p text:style-name="P47"/>
      <text:h text:style-name="Heading_20_3" text:outline-level="3"><text:span text:style-name="T7">k</text:span>-mer, <text:span text:style-name="T139">length and mapability</text:span>.</text:h>
      <text:p text:style-name="P48"/>
      <text:p text:style-name="P62"><text:span text:style-name="T3">First c</text:span>onsider sequences without read errors <text:span text:style-name="T5">that</text:span> perfectly match <text:span text:style-name="T140">its reference genome</text:span>. <text:span text:style-name="T126">A non-ambiguous subsection of such a read, a </text:span><text:span text:style-name="T8">k</text:span><text:span text:style-name="T6">-mer of a particular length, may for some have a </text:span><text:span text:style-name="T70">key </text:span><text:span text:style-name="T79">sequence</text:span><text:span text:style-name="T6">, that is unique throughout the genome, and therefore specific to map the original read to this single location. </text:span></text:p>
      <text:p text:style-name="P62"/>
      <text:p text:style-name="P65">The<text:span text:style-name="T138">re is a relation between</text:span> <text:span text:style-name="T7">k</text:span><text:span text:style-name="T31">-mer </text:span><text:span text:style-name="T93">mapability and its length</text:span><text:span text:style-name="T31">, </text:span><text:span text:style-name="T93">but a </text:span><text:span text:style-name="T95">sufficient </text:span><text:span text:style-name="T29">k</text:span><text:span text:style-name="T93">-mer length </text:span><text:span text:style-name="T95">to directly map all reads on large genomes </text:span><text:span text:style-name="T103">i</text:span><text:span text:style-name="T100">s</text:span><text:span text:style-name="T93"> </text:span><text:span text:style-name="T95">unfeasible,</text:span><text:span text:style-name="T93"> due to the </text:span><text:span text:style-name="T99">exorbitant </text:span><text:span text:style-name="T93">computer memory </text:span><text:span text:style-name="T95">require</text:span><text:span text:style-name="T99">ments</text:span><text:span text:style-name="T93">. As a consequence, </text:span><text:span text:style-name="T100">even though</text:span><text:span text:style-name="T94"> th</text:span><text:span text:style-name="T100">e majority</text:span><text:span text:style-name="T98"> </text:span><text:span text:style-name="T100">of</text:span><text:span text:style-name="T94"> read</text:span><text:span text:style-name="T98">s</text:span><text:span text:style-name="T94"> </text:span><text:span text:style-name="T100">should</text:span><text:span text:style-name="T94"> only map to one genomic location, </text:span><text:span text:style-name="T100">many </text:span><text:span text:style-name="T101">lack a</text:span><text:span text:style-name="T100"> </text:span><text:span text:style-name="T29">k</text:span><text:span text:style-name="T93">-mer </text:span><text:span text:style-name="T101">subse</text:span><text:span text:style-name="T102">quence</text:span><text:span text:style-name="T101"> t</text:span><text:span text:style-name="T102">o </text:span><text:span text:style-name="T93">map </text:span><text:span text:style-name="T101">to this one</text:span><text:span text:style-name="T93"> site</text:span><text:span text:style-name="T102"> directly</text:span><text:span text:style-name="T93">.</text:span></text:p>
      <text:p text:style-name="P64"><text:span text:style-name="T93"/></text:p>
      <text:p text:style-name="P67"><text:span text:style-name="T104">Although storing one position for unique </text:span><text:span text:style-name="T21">k</text:span><text:span text:style-name="T105">-mers is possible, </text:span><text:span text:style-name="T106">c</text:span><text:span text:style-name="T97">onsidering </text:span><text:span text:style-name="T102">all possible </text:span><text:span text:style-name="T96">mapping</text:span><text:span text:style-name="T97">s </text:span><text:span text:style-name="T103">of recurrent </text:span><text:span text:style-name="T30">k</text:span><text:span text:style-name="T103">-mers is not an option either. Besides the required memory, this would become too large an effort </text:span><text:span text:style-name="T102">with</text:span><text:span text:style-name="T96"> the many reads produced in high throughput </text:span><text:span text:style-name="T97">sequencers. </text:span><text:span text:style-name="T106">The genomic position can be maintained during iteration.</text:span></text:p>
      <text:p text:style-name="P66"/>
      <text:p text:style-name="P70">Although iteration over the entire genomic sequence, is a</text:p>
      <text:p text:style-name="P63"/>
      <text:p text:style-name="P59">In the first iteration,<text:span text:style-name="T125"> per </text:span><text:span text:style-name="T22">k</text:span><text:span text:style-name="T72">-mer </text:span><text:span text:style-name="T77">the number of </text:span><text:span text:style-name="T88">occurrences</text:span><text:span text:style-name="T77"> </text:span><text:span text:style-name="T87">on the genome are determined</text:span><text:span text:style-name="T72">. </text:span>During this first iteration, <text:span text:style-name="T124">additionally, the location of </text:span>chromosome<text:span text:style-name="T122">s ends and stretches of N's are stored. The position that follows is also stored. This enables a jump over it, when we get back to these positions in subsequent iterations.</text:span></text:p>
      <text:p text:style-name="P7"/>
      <text:p text:style-name="P7"/>
      <text:p text:style-name="P8">A <text:span text:style-name="T8">k</text:span><text:span text:style-name="T6">-mer</text:span> can be <text:span text:style-name="T127">encoded</text:span> as two bits per nucleotide, a string of <text:span text:style-name="T107">four nucleotides per byte. A </text:span><text:span text:style-name="T23">k</text:span><text:span text:style-name="T79">-mer of 16, can besides four bytes also be</text:span><text:span text:style-name="T107"> represented as a 32bit integer, useful for an </text:span><text:span text:style-name="T46">array</text:span><text:span text:style-name="T13"> index</text:span><text:span text:style-name="T111"> to store information required for mapping.</text:span></text:p>
      <text:p text:style-name="P22"/>
      <text:p text:style-name="P43"><text:span text:style-name="T31">The </text:span><text:span text:style-name="T66">two bit</text:span><text:span text:style-name="T31"> </text:span><text:span text:style-name="T83">scheme</text:span><text:span text:style-name="T31"> used here has the order A-C-T-G for the </text:span><text:span text:style-name="T66">two bits</text:span><text:span text:style-name="T31"> 0 to 3, or </text:span><text:span text:style-name="T123">00-01-10-11</text:span><text:span text:style-name="T31"> in bits. </text:span><text:span text:style-name="T49">Note that the</text:span><text:span text:style-name="T50"> </text:span><text:span text:style-name="T73">left </text:span><text:span text:style-name="T50">bit, the </text:span><text:span text:style-name="T17">complementary bit</text:span><text:span text:style-name="T50">, </text:span><text:span text:style-name="T69">always </text:span><text:span text:style-name="T50">has an op</text:span><text:span text:style-name="T47">p</text:span><text:span text:style-name="T50">osite value </text:span><text:span text:style-name="T74">for</text:span><text:span text:style-name="T50"> the </text:span><text:span text:style-name="T48">complement</text:span><text:span text:style-name="T75">ary nucleotide</text:span><text:span text:style-name="T48">. </text:span><text:span text:style-name="T51">Beside th</text:span><text:span text:style-name="T76">is</text:span><text:span text:style-name="T51"> bit value, in </text:span><text:span text:style-name="T66">reverse</text:span><text:span text:style-name="T51"> complement also the order of the nucleotides is reversed. The complementary bit remains the left of the two bits in either orientation, however.</text:span></text:p>
      <text:p text:style-name="P49"/>
      <text:p text:style-name="P8"><text:span text:style-name="T127">Were every </text:span><text:span text:style-name="T10">k</text:span><text:span text:style-name="T32">-mer unique, mapping would </text:span><text:span text:style-name="T38">merely </text:span><text:span text:style-name="T32">require the storage of </text:span><text:span text:style-name="T52">its</text:span><text:span text:style-name="T32"> genomic position</text:span><text:span text:style-name="T34">. W</text:span><text:span text:style-name="T33">ith 4 bytes per position, times 2</text:span><text:span text:style-name="T108">16</text:span><text:span text:style-name="T109">, </text:span><text:span text:style-name="T33">the number of possible keys, </text:span><text:span text:style-name="T78">a bit more than </text:span><text:span text:style-name="T33">1.7gb </text:span><text:span text:style-name="T34">of computer memory </text:span><text:span text:style-name="T78">sh</text:span><text:span text:style-name="T32">ould suffice </text:span><text:span text:style-name="T37">to map </text:span><text:span text:style-name="T38">every position on </text:span><text:span text:style-name="T37">one strand</text:span><text:span text:style-name="T32">. </text:span><text:span text:style-name="T110">Unfortunately, many </text:span><text:span text:style-name="T12">k</text:span><text:span text:style-name="T107">-mers of 16 occur multiple times in large genomes, or not at all, which complicates mapping. </text:span></text:p>
      <text:p text:style-name="P1"/>
      <text:p text:style-name="P60"><text:span text:style-name="T131">T</text:span>he orientation of reads to the reference is <text:span text:style-name="T113">usually </text:span>unknown <text:span text:style-name="T131">for sequenced reads</text:span>.<text:span text:style-name="T113"> B</text:span>oth reference genome strands <text:span text:style-name="T131">therefore </text:span>need to be considered <text:span text:style-name="T113">to</text:span> map <text:span text:style-name="T10">k</text:span><text:span text:style-name="T32">-mer </text:span><text:span text:style-name="T112">keys</text:span>. <text:span text:style-name="T114">For recurrent keys i</text:span>t is useful to<text:span text:style-name="T131"> track</text:span> <text:span text:style-name="T91">for </text:span>all potential <text:span text:style-name="T14">k</text:span><text:span text:style-name="T40">-mer</text:span><text:span text:style-name="T91">s </text:span><text:span text:style-name="T40">both orientations </text:span><text:span text:style-name="T91">at one memory location</text:span>. <text:span text:style-name="T115">Once a single site remains for mapping, our strive, the orientation of the reference can be stored alongside the genomic position in the mapping data.</text:span></text:p>
      <text:p text:style-name="P10"/>
      <text:p text:style-name="P12">The co<text:span text:style-name="T132">llection</text:span> of mapping data for complementary <text:span text:style-name="T7">k</text:span>-mers requires an index <text:span text:style-name="T132">that is</text:span> identical <text:span text:style-name="T132">for both orientations</text:span>. This index is based on the two bit sequence of <text:span text:style-name="T117">either </text:span>one <text:span text:style-name="T118">orientation</text:span> or the other <text:span text:style-name="T133">of the </text:span><text:span text:style-name="T7">k</text:span>-mer. <text:span text:style-name="T116">By testing </text:span><text:span text:style-name="T44">a</text:span><text:span text:style-name="T41"> </text:span><text:span text:style-name="T27">deviant </text:span><text:span text:style-name="T15">bit</text:span><text:span text:style-name="T41">, </text:span><text:span text:style-name="T85">defined by specific rules,</text:span><text:span text:style-name="T44"> that has an opposite value </text:span><text:span text:style-name="T39">for the two </text:span><text:span text:style-name="T85">orientations of the </text:span><text:span text:style-name="T15">k</text:span><text:span text:style-name="T44">-mer,</text:span><text:span text:style-name="T85"> </text:span><text:span text:style-name="T44">one can </text:span><text:span text:style-name="T85">accordingly select the orientation of the </text:span><text:span text:style-name="T15">k</text:span><text:span text:style-name="T44">-mer where this </text:span><text:span text:style-name="T85">deviant </text:span><text:span text:style-name="T44">bit is set, </text:span><text:span text:style-name="T47">or </text:span><text:span text:style-name="T44">reverse complement if the other </text:span><text:span text:style-name="T85">occurr</text:span><text:span text:style-name="T44">ed.</text:span></text:p>
      <text:p text:style-name="P23"/>
      <text:p text:style-name="P44"><text:span text:style-name="T31">T</text:span><text:span text:style-name="T42">he </text:span><text:span text:style-name="T86">deviant bit can be defined</text:span><text:span text:style-name="T43"> quite easily </text:span><text:span text:style-name="T42">for </text:span><text:span text:style-name="T43">odd-sized </text:span><text:span text:style-name="T9">k</text:span><text:span text:style-name="T43">-mers; </text:span><text:span text:style-name="T52">t</text:span><text:span text:style-name="T42">he complementary bit of the central nucleotide</text:span><text:span text:style-name="T45">. It </text:span><text:span text:style-name="T42">has a fixed position and </text:span><text:span text:style-name="T66">opposite</text:span><text:span text:style-name="T42"> value for the two </text:span><text:span text:style-name="T48">orientations of the </text:span><text:span text:style-name="T16">k</text:span><text:span text:style-name="T48">-mer – </text:span><text:span text:style-name="T86">recall that the strand bit is always the left of the two</text:span><text:span text:style-name="T42">. </text:span><text:span text:style-name="T36">Even-sized </text:span><text:span text:style-name="T11">k-</text:span><text:span text:style-name="T34">mers lack </text:span><text:span text:style-name="T51">such </text:span><text:span text:style-name="T34">a central nucleotide, but it is possible to define a </text:span><text:span text:style-name="T61">orientation</text:span><text:span text:style-name="T34">-particular </text:span><text:span text:style-name="T52">index</text:span><text:span text:style-name="T34"> nonetheless. For instance, </text:span><text:span text:style-name="T35">the</text:span><text:span text:style-name="T34"> leftmost bit </text:span><text:span text:style-name="T86">with opposite value </text:span><text:span text:style-name="T34">in the two complements </text:span><text:span text:style-name="T45">could </text:span><text:span text:style-name="T35">decide </text:span><text:span text:style-name="T82">the orientation</text:span><text:span text:style-name="T35">. </text:span><text:span text:style-name="T45">The position of </text:span><text:span text:style-name="T48">th</text:span><text:span text:style-name="T52">is</text:span><text:span text:style-name="T45"> bit is sequence-dependent, </text:span><text:span text:style-name="T48">but </text:span><text:span text:style-name="T86">fixed </text:span><text:span text:style-name="T82">for the two complements of a </text:span><text:span text:style-name="T26">k</text:span><text:span text:style-name="T82">-mer. </text:span><text:span text:style-name="T35">I</text:span><text:span text:style-name="T48">f</text:span><text:span text:style-name="T38"> </text:span><text:span text:style-name="T52">no</text:span><text:span text:style-name="T86">ne of the</text:span><text:span text:style-name="T52"> </text:span><text:span text:style-name="T35">bit</text:span><text:span text:style-name="T86">s</text:span><text:span text:style-name="T35"> </text:span><text:span text:style-name="T86">has an opposite value</text:span><text:span text:style-name="T35">, the sequence is a palindrome – either </text:span><text:span text:style-name="T60">orientation</text:span><text:span text:style-name="T36"> </text:span><text:span text:style-name="T60">has</text:span><text:span text:style-name="T36"> the same </text:span><text:span text:style-name="T60">two bit value</text:span><text:span text:style-name="T35">.</text:span></text:p>
      <text:p text:style-name="P11"/>
      <text:p text:style-name="P13"><text:span text:style-name="T31">Since the value of the deviant bit is always set, due to selection </text:span><text:span text:style-name="T61">of orientation</text:span><text:span text:style-name="T31">, this bit can be excised from the index, halv</text:span><text:span text:style-name="T53">ing</text:span><text:span text:style-name="T31"> the </text:span><text:span text:style-name="T53">required </text:span><text:span text:style-name="T31">size of the array to store mapping information. For palindrome keys the first bit is obsolete </text:span><text:span text:style-name="T71">as well</text:span><text:span text:style-name="T31">. </text:span><text:span text:style-name="T59">The amount of mapping information remains the same, however, since information for both orientations is stored per index. </text:span></text:p>
      <text:p text:style-name="P50"/>
      <text:h text:style-name="P45" text:outline-level="3"><text:span text:style-name="T28">k</text:span><text:span text:style-name="T134">-mer u</text:span>niqueness <text:span text:style-name="T134">for remaining sites</text:span></text:h>
      <text:p text:style-name="P16"/>
      <text:p text:style-name="P57"/>
      <text:p text:style-name="P58"/>
      <text:p text:style-name="P20"/>
      <text:p text:style-name="P51"/>
      <text:p text:style-name="P16"/>
      <text:p text:style-name="P9"><text:span text:style-name="T36">In the context of a particular read length, say 5</text:span><text:span text:style-name="T62">0</text:span><text:span text:style-name="T54">bp</text:span><text:span text:style-name="T36">, if two unique </text:span><text:span text:style-name="T24">k</text:span><text:span text:style-name="T36">-</text:span><text:span text:style-name="T80">mers</text:span><text:span text:style-name="T36"> X and Y occur withi</text:span><text:span text:style-name="T54">n, </text:span><text:span text:style-name="T36">read- minus key length, </text:span><text:span text:style-name="T80">the</text:span><text:span text:style-name="T73"> </text:span><text:span text:style-name="T18">read </text:span><text:span text:style-name="T25">scope</text:span><text:span text:style-name="T24">,</text:span><text:span text:style-name="T36"> </text:span><text:span text:style-name="T55">positions of</text:span><text:span text:style-name="T36"> </text:span><text:span text:style-name="T56">any enclosed</text:span><text:span text:style-name="T36"> keys no longer need to be considered. Every sequenced read </text:span><text:span text:style-name="T58">derived from here</text:span><text:span text:style-name="T36">, span</text:span><text:span text:style-name="T58">s</text:span><text:span text:style-name="T36"> either </text:span><text:span text:style-name="T57">key </text:span><text:span text:style-name="T64">X or key Y</text:span><text:span text:style-name="T57">, </text:span><text:span text:style-name="T58">and </text:span><text:span text:style-name="T57">can </text:span><text:span text:style-name="T58">therefore </text:span><text:span text:style-name="T57">already be placed </text:span><text:span text:style-name="T64">on the genome</text:span><text:span text:style-name="T57">.</text:span></text:p>
      <text:p text:style-name="P18"/>
      <text:p text:style-name="P2"><text:span text:style-name="T57">If, for instance, key A </text:span><text:span text:style-name="T58">lies between </text:span><text:span text:style-name="T57">X and Y, </text:span><text:span text:style-name="T58">and </text:span><text:span text:style-name="T57">occurs only at a single alternative site, key A can place reads, lacking X or Y, ultimately to this alternative site. </text:span><text:span text:style-name="T63">Key A is</text:span><text:span text:style-name="T57"> unique for the remaining reads, </text:span><text:span text:style-name="T63">and can therefore be considered to be a secondary unique key</text:span><text:span text:style-name="T57">. </text:span><text:span text:style-name="T63">Again, if </text:span><text:span text:style-name="T68">this </text:span><text:span text:style-name="T63">key A is in scope of a unique, or a</text:span><text:span text:style-name="T68">nother</text:span><text:span text:style-name="T63"> secondary unique key, then </text:span><text:span text:style-name="T56">enclosed</text:span><text:span text:style-name="T36"> keys </text:span><text:span text:style-name="T80">may</text:span><text:span text:style-name="T63"> </text:span><text:span text:style-name="T68">similarl</text:span><text:span text:style-name="T63">y </text:span><text:span text:style-name="T80">disregard</text:span><text:span text:style-name="T68"> this mapping location </text:span><text:span text:style-name="T63">and </text:span><text:span text:style-name="T80">become</text:span><text:span text:style-name="T63"> mappable elsewhere </text:span><text:span text:style-name="T81">and so on</text:span><text:span text:style-name="T36">.</text:span></text:p>
      <text:p text:style-name="P17"/>
      <text:p text:style-name="P38"><text:span text:style-name="T64">To </text:span><text:span text:style-name="T66">maintain</text:span><text:span text:style-name="T65"> </text:span><text:span text:style-name="T68">such an</text:span><text:span text:style-name="T65"> order of key </text:span><text:span text:style-name="T66">hierarchy</text:span><text:span text:style-name="T65">, </text:span><text:span text:style-name="T66">s</text:span><text:span text:style-name="T64">econdary and later keys </text:span><text:span text:style-name="T68">have to </text:span><text:span text:style-name="T67">increase in</text:span><text:span text:style-name="T64"> </text:span><text:span text:style-name="T19">inferiority</text:span><text:span text:style-name="T64">. </text:span><text:span text:style-name="T66">The inferiority of a primary unique key is zero. If two keys that became unique occur within read scope, the inferiority of the keys between is elevated beyond the maximum inferiority of the two, </text:span><text:span text:style-name="T68">unless it was</text:span><text:span text:style-name="T67"> already higher</text:span><text:span text:style-name="T66">. The </text:span><text:span text:style-name="T67">final </text:span><text:span text:style-name="T66">mapping </text:span><text:span text:style-name="T68">of reads is determined by</text:span><text:span text:style-name="T66"> </text:span><text:span text:style-name="T64">the key </text:span><text:span text:style-name="T66">with the lowest inferiority</text:span><text:span text:style-name="T64">.</text:span></text:p>
      <text:p text:style-name="P19"/>
      <text:p text:style-name="P21">The mapable region consists of <text:s/>t<text:span text:style-name="T128">his growing chain of keys, </text:span>extended <text:span text:style-name="T128">on either sides </text:span>by the read-scope, up to end of the boundary.</text:p>
      <text:p text:style-name="P19"/>
      <text:p text:style-name="P52"><text:span text:style-name="T119">Mapable regions hopefully become covered by u</text:span>nique <text:span text:style-name="T7">key chain</text:span><text:span text:style-name="T20">s</text:span>. What remains is the <text:span text:style-name="T7">mantra</text:span>, reference sections that consist of repeated sequences.</text:p>
      <text:p text:style-name="P53">It can happen that a key becomes unique after its remaining position is already passed. In that case the position will have to be stored in the following iteration. </text:p>
      <text:p text:style-name="P53"/>
      <text:p text:style-name="P55">In addition it is possible that <text:span text:style-name="T137">during an iteration all remaining instances of a </text:span><text:span text:style-name="T7">k</text:span>-mer, <text:span text:style-name="T137">becomes</text:span> enclosed <text:span text:style-name="T135">by</text:span> more original unique keys. <text:span text:style-name="T136">In that case no position is assigned during this iteration. This is of minor concern, since its addition wouldn't grow the keychain, nor is its presence necessary for mapping perfect reads. In case of mismatches to reference in a read, however, the presence of this key as an alternative indicator for mapping can be useful.</text:span></text:p>
      <text:p text:style-name="P55"/>
      <text:p text:style-name="P55"><text:span text:style-name="T136">If of its surrounding unique's inferiority, there is only one site that has a maximum inferiority, then this keys' inferiority can be lowered to that level and its position set, to map reads here.</text:span></text:p>
      <text:p text:style-name="P54"/>
      <text:p text:style-name="P54"/>
      <text:p text:style-name="P53"/>
      <text:p text:style-name="P52"><text:span text:style-name="T120">If the position was already passed, before a key becomes unique, its potential incorporation in the key chain can only occur in the next genomic iteration. Fortunately, in each successive iteration, only the remaining mantra requires iteration, which decreases with the elongation of key chains.</text:span></text:p>
      <text:p text:style-name="P14"/>
      <text:p text:style-name="P68">Positions are stored of unique keys after the second iteration. It is possible to iterate over these keys and determine of surrounding geys within a growing extent whether those keys are unique.</text:p>
      <text:p text:style-name="P68">It is necessary to put unique keys in the early kc→kct's, kc→kctndx should be adapted accordingly.</text:p>
      <text:p text:style-name="P69">A mismatch in the k-mer affects the lookup, but also a mismatch of the sequence next to the k-mer can cause a key with less infiority (that should have ben considered instead) be obscured. The extent of this area surrounding the key grows..</text:p>
      <text:p text:style-name="P15"/>
      <text:p text:style-name="P24"/>
      <text:p text:style-name="P3"/>
      <text:p text:style-name="P25">This strategy requires </text:p>
      <text:p text:style-name="P26">Keeping track of all potential mapping sites for all occurring 16 nucleotide keys is a problem in practice. A position on the human genome, for instance, requires 32 bits. Storing only one position for each 16 Nt is possible, but storing the multiple positions for the common keys requires more memory than current computers can handle. Therefore this requires an alternative strategy.</text:p>
      <text:p text:style-name="P29">In the first iteration, per 16 Nt key the subsequent nucleotides for each occurance on the genome are stored. The number of next nucleotides per key indicates how common the key is.During this first iteration, the location of stretches of N's, as well as the chromosome ends are stored.</text:p>
      <text:p text:style-name="P29"/>
      <text:p text:style-name="P27"/>
      <text:p text:style-name="P30">When crossing a chromosome boundary or an N-stretch, the ensuing key and position are looked up.</text:p>
      <text:p text:style-name="P31"><text:s/>and keeping track, during iteration, at which of these next nucleotide we were, it is possible to </text:p>
      <text:p text:style-name="P56"/>
      <text:p text:style-name="P4"><text:s/>A character contains eight bits and can therefore hold four nucleotides. <text:span text:style-name="T4">Storage of nucleotides is therefore relatively cheap.</text:span></text:p>
      <text:p text:style-name="P28">It is possible, however, to determine all <text:s/>next nucleotides for each 16 Nt key.</text:p>
      <text:p text:style-name="P28">, account the position, for each 16 Nt key the next nucleotide, at which nucleotide we were and store the unique position during iteration, when the key becomes unique. <text:s/></text:p>
      <text:p text:style-name="P32"/>
      <text:p text:style-name="P32"/>
      <text:p text:style-name="P5"/>
      <text:p text:style-name="P5"/>
      <text:p text:style-name="P34">.</text:p>
      <text:p text:style-name="P33"/>
      <text:p text:style-name="P35">Keys <text:span text:style-name="T1">that</text:span> <text:span text:style-name="T2">respect</text:span></text:p>
      <text:p text:style-name="P37">surrender reads in presence <text:s/></text:p>
      <text:p text:style-name="P36">can sometimes be used for mapping if they respect the primary unique keys, X and Y.</text:p>
      <text:p text:style-name="P6"/>
      <text:p text:style-name="P6"><text:s/></text:p>
      <text:p text:style-name="P6">On the genome certain </text:p>
      <text:p text:style-name="P6"/>
      <text:p text:style-name="P6">First count for a fixed keywidt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1"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9T12:20:33.932803930</meta:creation-date>
    <dc:date>2015-11-01T13:16:10.312892369</dc:date>
    <meta:editing-duration>P6DT16H56M1S</meta:editing-duration>
    <meta:editing-cycles>119</meta:editing-cycles>
    <meta:generator>LibreOffice/5.0.2.2$Linux_X86_64 LibreOffice_project/00m0$Build-2</meta:generator>
    <meta:document-statistic meta:table-count="0" meta:image-count="0" meta:object-count="0" meta:page-count="1" meta:paragraph-count="44" meta:word-count="1682" meta:character-count="10031" meta:non-whitespace-character-count="8371"/>
  </office:meta>
</office:document-meta>
</file>